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list-style-name="LFO2" style:family="paragraph">
      <style:paragraph-properties fo:break-before="page"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46" style:parent-style-name="Standard" style:family="paragraph">
      <style:paragraph-properties fo:margin-left="0.009in">
        <style:tab-stops>
          <style:tab-stop style:type="left" style:position="0.0659in"/>
        </style:tab-stops>
      </style:paragraph-properties>
    </style:style>
    <style:style style:name="T47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48" style:parent-style-name="Fonteparág.padrão" style:family="text">
      <style:text-properties style:font-name="Tahoma" fo:font-weight="bold" style:font-weight-asian="bold" style:font-weight-complex="bold" fo:font-style="italic" style:font-style-asian="italic" style:font-style-complex="italic" fo:color="#0000FF" fo:font-size="8pt" style:font-size-asian="8pt" style:font-size-complex="8pt"/>
    </style:style>
    <style:style style:name="T49" style:parent-style-name="Fonteparág.padrão" style:family="text">
      <style:text-properties style:font-name="Tahoma" fo:font-weight="bold" style:font-weight-asian="bold" style:font-weight-complex="bold" fo:font-style="italic" style:font-style-asian="italic" style:font-style-complex="italic" fo:color="#0000FF" fo:font-size="8pt" style:font-size-asian="8pt" style:font-size-complex="8pt"/>
    </style:style>
    <style:style style:name="T50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52" style:family="table-column">
      <style:table-column-properties style:column-width="6.693in" style:use-optimal-column-width="false"/>
    </style:style>
    <style:style style:name="Table51" style:family="table">
      <style:table-properties style:width="6.693in" fo:margin-left="0.0312in" table:align="lef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34in solid #000000" fo:padding-top="0.0381in" fo:padding-left="0.0381in" fo:padding-bottom="0.0381in" fo:padding-right="0.0381in"/>
    </style:style>
    <style:style style:name="P55" style:parent-style-name="Normal" style:family="paragraph">
      <style:paragraph-properties fo:text-align="justify" fo:line-height="150%"/>
    </style:style>
    <style:style style:name="T56" style:parent-style-name="Ref.decomentário" style:family="text">
      <style:text-properties style:font-name-complex="Mangal"/>
    </style:style>
    <style:style style:name="P57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58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59" style:parent-style-name="Standard" style:family="paragraph">
      <style:paragraph-properties fo:text-align="justify" fo:margin-left="0.0187in">
        <style:tab-stops/>
      </style:paragraph-properties>
    </style:style>
    <style:style style:name="T60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61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63" style:family="table-column">
      <style:table-column-properties style:column-width="6.693in" style:use-optimal-column-width="false"/>
    </style:style>
    <style:style style:name="Table62" style:family="table">
      <style:table-properties style:width="6.693in" fo:margin-left="0.0312in" table:align="lef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34in solid #000000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67" style:parent-style-name="ParágrafodaLista" style:family="paragraph">
      <style:paragraph-properties fo:margin-bottom="0in" fo:line-height="150%"/>
      <style:text-properties style:font-name="Tahoma" fo:font-size="10pt" style:font-size-asian="10pt" style:font-size-complex="10pt"/>
    </style:style>
    <style:style style:name="P68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69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70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72" style:family="table-column">
      <style:table-column-properties style:column-width="6.693in" style:use-optimal-column-width="false"/>
    </style:style>
    <style:style style:name="Table71" style:family="table">
      <style:table-properties style:width="6.693in" fo:margin-left="0.0312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034in solid #000000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76" style:parent-style-name="ParágrafodaLista" style:list-style-name="LFO3" style:family="paragraph">
      <style:paragraph-properties fo:margin-bottom="0in" fo:line-height="150%"/>
      <style:text-properties style:font-name="Times New Roman" fo:font-size="12pt" style:font-size-asian="12pt" style:font-size-complex="12pt"/>
    </style:style>
    <style:style style:name="P77" style:parent-style-name="ParágrafodaLista" style:list-style-name="LFO3" style:family="paragraph">
      <style:paragraph-properties fo:margin-bottom="0in" fo:line-height="150%"/>
    </style:style>
    <style:style style:name="T78" style:parent-style-name="Fonteparág.padrão" style:family="text">
      <style:text-properties style:font-name="Times New Roman" fo:font-size="12pt" style:font-size-asian="12pt" style:font-size-complex="12pt"/>
    </style:style>
    <style:style style:name="T79" style:parent-style-name="Fonteparág.padrão" style:family="text">
      <style:text-properties style:font-name="Times New Roman" fo:font-size="12pt" style:font-size-asian="12pt" style:font-size-complex="12pt"/>
    </style:style>
    <style:style style:name="T80" style:parent-style-name="Fonteparág.padrão" style:family="text">
      <style:text-properties style:font-name="Times New Roman" fo:font-size="12pt" style:font-size-asian="12pt" style:font-size-complex="12pt"/>
    </style:style>
    <style:style style:name="T81" style:parent-style-name="Fonteparág.padrão" style:family="text">
      <style:text-properties style:font-name="Times New Roman" fo:font-size="12pt" style:font-size-asian="12pt" style:font-size-complex="12pt"/>
    </style:style>
    <style:style style:name="P82" style:parent-style-name="ParágrafodaLista" style:list-style-name="LFO3" style:family="paragraph">
      <style:paragraph-properties fo:margin-bottom="0in" fo:line-height="150%"/>
    </style:style>
    <style:style style:name="T83" style:parent-style-name="Fonteparág.padrão" style:family="text">
      <style:text-properties style:font-name="Times New Roman" fo:font-size="12pt" style:font-size-asian="12pt" style:font-size-complex="12pt"/>
    </style:style>
    <style:style style:name="P84" style:parent-style-name="ParágrafodaLista" style:list-style-name="LFO3" style:family="paragraph">
      <style:paragraph-properties fo:margin-bottom="0in" fo:line-height="150%"/>
    </style:style>
    <style:style style:name="T85" style:parent-style-name="Fonteparág.padrão" style:family="text">
      <style:text-properties style:font-name="Times New Roman" fo:font-size="12pt" style:font-size-asian="12pt" style:font-size-complex="12pt"/>
    </style:style>
    <style:style style:name="P86" style:parent-style-name="ParágrafodaLista" style:list-style-name="LFO3" style:family="paragraph">
      <style:paragraph-properties fo:margin-bottom="0in" fo:line-height="150%"/>
      <style:text-properties style:font-name="Times New Roman"/>
    </style:style>
    <style:style style:name="P87" style:parent-style-name="ParágrafodaLista" style:list-style-name="LFO3" style:family="paragraph">
      <style:paragraph-properties fo:margin-bottom="0in" fo:line-height="150%"/>
      <style:text-properties style:font-name="Times New Roman"/>
    </style:style>
    <style:style style:name="P88" style:parent-style-name="ParágrafodaLista" style:list-style-name="LFO3" style:family="paragraph">
      <style:paragraph-properties fo:margin-bottom="0in" fo:line-height="150%"/>
      <style:text-properties style:font-name="Times New Roman"/>
    </style:style>
    <style:style style:name="P89" style:parent-style-name="ParágrafodaLista" style:list-style-name="LFO3" style:family="paragraph">
      <style:paragraph-properties fo:margin-bottom="0in" fo:line-height="150%"/>
    </style:style>
    <style:style style:name="T90" style:parent-style-name="Fonteparág.padrão" style:family="text">
      <style:text-properties style:font-name="Times New Roman" fo:font-size="12pt" style:font-size-asian="12pt" style:font-size-complex="12pt"/>
    </style:style>
    <style:style style:name="P91" style:parent-style-name="ParágrafodaLista" style:list-style-name="LFO3" style:family="paragraph">
      <style:paragraph-properties fo:margin-bottom="0in" fo:line-height="150%"/>
    </style:style>
    <style:style style:name="T92" style:parent-style-name="Fonteparág.padrão" style:family="text">
      <style:text-properties style:font-name="Times New Roman" fo:font-size="12pt" style:font-size-asian="12pt" style:font-size-complex="12pt"/>
    </style:style>
    <style:style style:name="P93" style:parent-style-name="ParágrafodaLista" style:list-style-name="LFO3" style:family="paragraph">
      <style:paragraph-properties fo:margin-bottom="0in" fo:line-height="150%"/>
    </style:style>
    <style:style style:name="T94" style:parent-style-name="Fonteparág.padrão" style:family="text">
      <style:text-properties style:font-name="Times New Roman" fo:font-size="12pt" style:font-size-asian="12pt" style:font-size-complex="12pt"/>
    </style:style>
    <style:style style:name="P95" style:parent-style-name="ParágrafodaLista" style:list-style-name="LFO3" style:family="paragraph">
      <style:paragraph-properties fo:margin-bottom="0in" fo:line-height="150%"/>
    </style:style>
    <style:style style:name="T96" style:parent-style-name="Fonteparág.padrão" style:family="text">
      <style:text-properties style:font-name="Times New Roman" fo:font-size="12pt" style:font-size-asian="12pt" style:font-size-complex="12pt"/>
    </style:style>
    <style:style style:name="P97" style:parent-style-name="ParágrafodaLista" style:list-style-name="LFO3" style:family="paragraph">
      <style:paragraph-properties fo:margin-bottom="0in" fo:line-height="150%"/>
    </style:style>
    <style:style style:name="T98" style:parent-style-name="Fonteparág.padrão" style:family="text">
      <style:text-properties style:font-name="Times New Roman" fo:font-size="12pt" style:font-size-asian="12pt" style:font-size-complex="12pt"/>
    </style:style>
    <style:style style:name="P99" style:parent-style-name="ParágrafodaLista" style:list-style-name="LFO3" style:family="paragraph">
      <style:paragraph-properties fo:margin-bottom="0in" fo:line-height="150%"/>
    </style:style>
    <style:style style:name="T100" style:parent-style-name="Fonteparág.padrão" style:family="text">
      <style:text-properties style:font-name="Times New Roman" fo:font-size="12pt" style:font-size-asian="12pt" style:font-size-complex="12pt"/>
    </style:style>
    <style:style style:name="P101" style:parent-style-name="ParágrafodaLista" style:list-style-name="LFO3" style:family="paragraph">
      <style:paragraph-properties fo:margin-bottom="0in" fo:line-height="150%"/>
    </style:style>
    <style:style style:name="T102" style:parent-style-name="Fonteparág.padrão" style:family="text">
      <style:text-properties style:font-name="Times New Roman" fo:font-size="12pt" style:font-size-asian="12pt" style:font-size-complex="12pt"/>
    </style:style>
    <style:style style:name="P103" style:parent-style-name="ParágrafodaLista" style:list-style-name="LFO3" style:family="paragraph">
      <style:paragraph-properties fo:margin-bottom="0in" fo:line-height="150%"/>
    </style:style>
    <style:style style:name="T104" style:parent-style-name="Fonteparág.padrão" style:family="text">
      <style:text-properties style:font-name="Times New Roman" fo:font-size="12pt" style:font-size-asian="12pt" style:font-size-complex="12pt"/>
    </style:style>
    <style:style style:name="P105" style:parent-style-name="ParágrafodaLista" style:list-style-name="LFO3" style:family="paragraph">
      <style:paragraph-properties fo:margin-bottom="0in" fo:line-height="150%"/>
    </style:style>
    <style:style style:name="T106" style:parent-style-name="Fonteparág.padrão" style:family="text">
      <style:text-properties style:font-name="Times New Roman" fo:font-size="12pt" style:font-size-asian="12pt" style:font-size-complex="12pt"/>
    </style:style>
    <style:style style:name="P107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08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09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110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111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113" style:family="table-column">
      <style:table-column-properties style:column-width="6.693in" style:use-optimal-column-width="false"/>
    </style:style>
    <style:style style:name="Table112" style:family="table">
      <style:table-properties style:width="6.693in" fo:margin-left="0.0312in" table:align="lef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0.0034in solid #000000" fo:padding-top="0.0381in" fo:padding-left="0.0381in" fo:padding-bottom="0.0381in" fo:padding-right="0.0381in"/>
    </style:style>
    <style:style style:name="P116" style:parent-style-name="TableContents" style:list-style-name="LFO4" style:family="paragraph">
      <style:paragraph-properties fo:text-align="justify"/>
      <style:text-properties style:font-name="Tahoma" fo:font-size="10pt" style:font-size-asian="10pt" style:font-size-complex="10pt"/>
    </style:style>
    <style:style style:name="P117" style:parent-style-name="TableContents" style:list-style-name="LFO4" style:family="paragraph">
      <style:paragraph-properties fo:text-align="justify"/>
      <style:text-properties style:font-name="Tahoma" fo:font-size="10pt" style:font-size-asian="10pt" style:font-size-complex="10pt"/>
    </style:style>
    <style:style style:name="P118" style:parent-style-name="TableContents" style:list-style-name="LFO4" style:family="paragraph">
      <style:paragraph-properties fo:text-align="justify"/>
      <style:text-properties style:font-name="Tahoma" fo:font-size="10pt" style:font-size-asian="10pt" style:font-size-complex="10pt"/>
    </style:style>
    <style:style style:name="P119" style:parent-style-name="TableContents" style:list-style-name="LFO4" style:family="paragraph">
      <style:paragraph-properties fo:text-align="justify"/>
      <style:text-properties style:font-name="Tahoma" fo:font-size="10pt" style:font-size-asian="10pt" style:font-size-complex="10pt"/>
    </style:style>
    <style:style style:name="P120" style:parent-style-name="TableContents" style:list-style-name="LFO4" style:family="paragraph">
      <style:paragraph-properties fo:text-align="justify"/>
      <style:text-properties style:font-name="Tahoma" fo:font-size="10pt" style:font-size-asian="10pt" style:font-size-complex="10pt"/>
    </style:style>
    <style:style style:name="P121" style:parent-style-name="TableContents" style:list-style-name="LFO4" style:family="paragraph">
      <style:paragraph-properties fo:text-align="justify"/>
      <style:text-properties style:font-name="Tahoma" fo:font-size="10pt" style:font-size-asian="10pt" style:font-size-complex="10pt"/>
    </style:style>
    <style:style style:name="P122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23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24" style:parent-style-name="Standard" style:family="paragraph">
      <style:paragraph-properties fo:text-align="justify" fo:margin-left="0.009in">
        <style:tab-stops>
          <style:tab-stop style:type="left" style:position="0.0659in"/>
        </style:tab-stops>
      </style:paragraph-properties>
      <style:text-properties style:font-name="Tahoma" fo:color="#000000"/>
    </style:style>
    <style:style style:name="P125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126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128" style:family="table-column">
      <style:table-column-properties style:column-width="6.693in" style:use-optimal-column-width="false"/>
    </style:style>
    <style:style style:name="Table127" style:family="table">
      <style:table-properties style:width="6.693in" fo:margin-left="0.0312in" table:align="lef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0.0034in solid #000000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justify" fo:margin-left="1in">
        <style:tab-stops/>
      </style:paragraph-properties>
      <style:text-properties style:font-name="Tahoma" fo:font-size="10pt" style:font-size-asian="10pt" style:font-size-complex="10pt"/>
    </style:style>
    <style:style style:name="P132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33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34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135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136" style:parent-style-name="Standard" style:family="paragraph">
      <style:paragraph-properties fo:text-align="justify" fo:margin-left="0.0187in">
        <style:tab-stops/>
      </style:paragraph-properties>
    </style:style>
    <style:style style:name="T137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138" style:parent-style-name="Fonteparág.padrão" style:family="text">
      <style:text-properties style:font-name="Tahoma" fo:font-weight="bold" style:font-weight-asian="bold" style:font-weight-complex="bold" fo:font-style="italic" style:font-style-asian="italic" style:font-style-complex="italic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139" style:parent-style-name="Fonteparág.padrão" style:family="text">
      <style:text-properties style:font-name="Tahoma" fo:font-weight="bold" style:font-weight-asian="bold" style:font-weight-complex="bold" fo:font-style="italic" style:font-style-asian="italic" style:font-style-complex="italic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140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142" style:family="table-column">
      <style:table-column-properties style:column-width="1.2972in" style:use-optimal-column-width="false"/>
    </style:style>
    <style:style style:name="TableColumn143" style:family="table-column">
      <style:table-column-properties style:column-width="5.3958in" style:use-optimal-column-width="false"/>
    </style:style>
    <style:style style:name="Table141" style:family="table">
      <style:table-properties style:width="6.693in" fo:margin-left="0.0312in" table:align="lef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034in solid #000000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47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48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15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54" style:parent-style-name="Standard" style:list-style-name="LFO2" style:family="paragraph">
      <style:paragraph-properties fo:break-before="page"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155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157" style:family="table-column">
      <style:table-column-properties style:column-width="6.693in" style:use-optimal-column-width="false"/>
    </style:style>
    <style:style style:name="Table156" style:family="table">
      <style:table-properties style:width="6.693in" fo:margin-left="0.0312in" table:align="lef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0.0034in solid #000000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61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62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63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64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65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166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167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169" style:family="table-column">
      <style:table-column-properties style:column-width="6.693in" style:use-optimal-column-width="false"/>
    </style:style>
    <style:style style:name="Table168" style:family="table">
      <style:table-properties style:width="6.693in" fo:margin-left="0.0312in" table:align="lef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="0.0034in solid #000000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73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174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175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177" style:family="table-column">
      <style:table-column-properties style:column-width="6.693in" style:use-optimal-column-width="false"/>
    </style:style>
    <style:style style:name="Table176" style:family="table">
      <style:table-properties style:width="6.693in" fo:margin-left="0.0312in" table:align="left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="0.0034in solid #000000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81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82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183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184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185" style:parent-style-name="Standard" style:family="paragraph">
      <style:paragraph-properties fo:text-align="justify" fo:margin-left="0.009in">
        <style:tab-stops>
          <style:tab-stop style:type="left" style:position="0.0659in"/>
        </style:tab-stops>
      </style:paragraph-properties>
    </style:style>
    <style:style style:name="T186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187" style:parent-style-name="Fonteparág.padrão" style:family="text">
      <style:text-properties style:font-name="Tahoma" fo:font-weight="bold" style:font-weight-asian="bold" style:font-weight-complex="bold" fo:font-style="italic" style:font-style-asian="italic" style:font-style-complex="italic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ableColumn189" style:family="table-column">
      <style:table-column-properties style:column-width="2.2305in" style:use-optimal-column-width="false"/>
    </style:style>
    <style:style style:name="TableColumn190" style:family="table-column">
      <style:table-column-properties style:column-width="1.9076in" style:use-optimal-column-width="false"/>
    </style:style>
    <style:style style:name="TableColumn191" style:family="table-column">
      <style:table-column-properties style:column-width="2.5548in" style:use-optimal-column-width="false"/>
    </style:style>
    <style:style style:name="Table188" style:family="table">
      <style:table-properties style:width="6.693in" fo:margin-left="0.0312in" table:align="left"/>
    </style:style>
    <style:style style:name="TableRow192" style:family="table-row">
      <style:table-row-properties style:min-row-height="0.2402in" style:use-optimal-row-height="false"/>
    </style:style>
    <style:style style:name="TableCell193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195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197" style:family="table-cell">
      <style:table-cell-properties fo:border="0.0034in solid #000000" fo:background-color="#E6E6E6" style:vertical-align="middle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2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0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P206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207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208" style:parent-style-name="Standard" style:family="paragraph">
      <style:paragraph-properties fo:text-align="justify" fo:margin-left="0.009in">
        <style:tab-stops>
          <style:tab-stop style:type="left" style:position="0.0659in"/>
        </style:tab-stops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210" style:family="table-column">
      <style:table-column-properties style:column-width="2.2305in" style:use-optimal-column-width="false"/>
    </style:style>
    <style:style style:name="TableColumn211" style:family="table-column">
      <style:table-column-properties style:column-width="1.9076in" style:use-optimal-column-width="false"/>
    </style:style>
    <style:style style:name="TableColumn212" style:family="table-column">
      <style:table-column-properties style:column-width="2.5548in" style:use-optimal-column-width="false"/>
    </style:style>
    <style:style style:name="Table209" style:family="table">
      <style:table-properties style:width="6.693in" fo:margin-left="0.0312in" table:align="left"/>
    </style:style>
    <style:style style:name="TableRow213" style:family="table-row">
      <style:table-row-properties style:min-row-height="0.2402in" style:use-optimal-row-height="false"/>
    </style:style>
    <style:style style:name="TableCell214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16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18" style:family="table-cell">
      <style:table-cell-properties fo:border="0.0034in solid #000000" fo:background-color="#E6E6E6" style:vertical-align="middle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2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2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P227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228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229" style:parent-style-name="Standard" style:family="paragraph">
      <style:paragraph-properties fo:text-align="justify" fo:margin-left="0.009in">
        <style:tab-stops>
          <style:tab-stop style:type="left" style:position="0.0465in"/>
          <style:tab-stop style:type="left" style:position="0.0812in"/>
        </style:tab-stops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231" style:family="table-column">
      <style:table-column-properties style:column-width="1.3381in" style:use-optimal-column-width="false"/>
    </style:style>
    <style:style style:name="TableColumn232" style:family="table-column">
      <style:table-column-properties style:column-width="1.3381in" style:use-optimal-column-width="false"/>
    </style:style>
    <style:style style:name="TableColumn233" style:family="table-column">
      <style:table-column-properties style:column-width="1.3381in" style:use-optimal-column-width="false"/>
    </style:style>
    <style:style style:name="TableColumn234" style:family="table-column">
      <style:table-column-properties style:column-width="1.3381in" style:use-optimal-column-width="false"/>
    </style:style>
    <style:style style:name="TableColumn235" style:family="table-column">
      <style:table-column-properties style:column-width="1.3381in" style:use-optimal-column-width="false"/>
    </style:style>
    <style:style style:name="Table230" style:family="table">
      <style:table-properties style:width="6.6909in" fo:margin-left="0.0312in" table:align="left"/>
    </style:style>
    <style:style style:name="TableRow236" style:family="table-row">
      <style:table-row-properties style:min-row-height="0.152in" style:use-optimal-row-height="false"/>
    </style:style>
    <style:style style:name="TableCell237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39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41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43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45" style:family="table-cell">
      <style:table-cell-properties fo:border="0.0034in solid #000000" fo:background-color="#E6E6E6" style:vertical-align="middle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2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5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2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2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2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294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96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298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00" style:family="table-cell">
      <style:table-cell-properties fo:border-top="none" fo:border-left="0.0034in solid #000000" fo:border-bottom="none" fo:border-right="0.0034in solid #000000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3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1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313" style:family="table-row">
      <style:table-row-properties style:min-row-height="0.1451in" style:use-optimal-row-height="false"/>
    </style:style>
    <style:style style:name="TableCell3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3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P324" style:parent-style-name="Standard" style:family="paragraph">
      <style:text-properties style:font-name="Tahoma" fo:color="#000000"/>
    </style:style>
    <style:style style:name="P325" style:parent-style-name="Standard" style:family="paragraph">
      <style:text-properties style:font-name="Tahoma" fo:color="#000000"/>
    </style:style>
    <style:style style:name="P326" style:parent-style-name="Standard" style:list-style-name="LFO2" style:family="paragraph">
      <style:paragraph-properties fo:break-before="page"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327" style:parent-style-name="Standard" style:family="paragraph">
      <style:paragraph-properties fo:text-align="justify" fo:margin-left="0.0187in">
        <style:tab-stops/>
      </style:paragraph-properties>
    </style:style>
    <style:style style:name="T328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329" style:parent-style-name="Fonteparág.padrão" style:family="text">
      <style:text-properties style:font-name="Tahoma" fo:font-weight="bold" style:font-weight-asian="bold" style:font-weight-complex="bold" fo:font-style="italic" style:font-style-asian="italic" style:font-style-complex="italic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330" style:parent-style-name="Fonteparág.padrão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332" style:family="table-column">
      <style:table-column-properties style:column-width="2.2305in" style:use-optimal-column-width="false"/>
    </style:style>
    <style:style style:name="TableColumn333" style:family="table-column">
      <style:table-column-properties style:column-width="1.9076in" style:use-optimal-column-width="false"/>
    </style:style>
    <style:style style:name="TableColumn334" style:family="table-column">
      <style:table-column-properties style:column-width="2.5548in" style:use-optimal-column-width="false"/>
    </style:style>
    <style:style style:name="Table331" style:family="table">
      <style:table-properties style:width="6.693in" fo:margin-left="0.0312in" table:align="left"/>
    </style:style>
    <style:style style:name="TableRow335" style:family="table-row">
      <style:table-row-properties style:min-row-height="0.0638in" style:use-optimal-row-height="false"/>
    </style:style>
    <style:style style:name="TableCell336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38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40" style:family="table-cell">
      <style:table-cell-properties fo:border="0.0034in solid #000000" fo:background-color="#E6E6E6" style:vertical-align="middle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3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4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3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5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3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6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3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6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3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4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7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9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3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1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8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83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6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3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8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90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3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3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5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39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97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0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TableCell4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2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TableCell40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04" style:parent-style-name="TableContents" style:family="paragraph">
      <style:paragraph-properties fo:text-align="center"/>
      <style:text-properties style:font-name="Tahoma" fo:font-size="10pt" style:font-size-asian="10pt" style:font-size-complex="10pt"/>
    </style:style>
    <style:style style:name="P405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406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407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409" style:family="table-column">
      <style:table-column-properties style:column-width="6.693in" style:use-optimal-column-width="false"/>
    </style:style>
    <style:style style:name="Table408" style:family="table">
      <style:table-properties style:width="6.693in" fo:margin-left="0.0312in" table:align="left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="0.0034in solid #000000" fo:padding-top="0.0381in" fo:padding-left="0.0381in" fo:padding-bottom="0.0381in" fo:padding-right="0.0381in"/>
    </style:style>
    <style:style style:name="P412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413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414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415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416" style:parent-style-name="Standard" style:family="paragraph">
      <style:paragraph-properties fo:text-align="justify" fo:margin-left="0.0187in">
        <style:tab-stops/>
      </style:paragraph-properties>
      <style:text-properties style:font-name="Tahoma" fo:color="#000000"/>
    </style:style>
    <style:style style:name="P417" style:parent-style-name="Standard" style:list-style-name="LFO2" style:family="paragraph">
      <style:paragraph-properties fo:margin-left="0.1986in" fo:text-indent="-0.1895in">
        <style:tab-stops>
          <style:tab-stop style:type="left" style:position="0.0659in"/>
        </style:tab-stops>
      </style:paragraph-properties>
      <style:text-properties style:font-name="Tahoma" fo:font-weight="bold" style:font-weight-asian="bold" style:font-weight-complex="bold" fo:font-size="10pt" style:font-size-asian="10pt" style:font-size-complex="10pt"/>
    </style:style>
    <style:style style:name="P418" style:parent-style-name="Standard" style:family="paragraph">
      <style:paragraph-properties fo:text-align="justify" fo:margin-left="0.0187in">
        <style:tab-stops/>
      </style:paragraph-properties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420" style:family="table-column">
      <style:table-column-properties style:column-width="3.3465in" style:use-optimal-column-width="false"/>
    </style:style>
    <style:style style:name="TableColumn421" style:family="table-column">
      <style:table-column-properties style:column-width="3.3465in" style:use-optimal-column-width="false"/>
    </style:style>
    <style:style style:name="Table419" style:family="table">
      <style:table-properties style:width="6.693in" fo:margin-left="0.0312in" table:align="left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-top="none" fo:border-left="none" fo:border-bottom="0.0034in solid #000000" fo:border-right="0.0034in solid #000000" fo:padding-top="0.0381in" fo:padding-left="0.0381in" fo:padding-bottom="0.0381in" fo:padding-right="0.0381in"/>
    </style:style>
    <style:style style:name="P424" style:parent-style-name="TableContents" style:family="paragraph">
      <style:text-properties style:font-name="Tahoma" fo:font-size="10pt" style:font-size-asian="10pt" style:font-size-complex="10pt"/>
    </style:style>
    <style:style style:name="TableCell42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26" style:parent-style-name="TableContents" style:family="paragraph">
      <style:text-properties style:font-name="Tahoma" fo:font-size="10pt" style:font-size-asian="10pt" style:font-size-complex="10pt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-top="0.0034in solid #000000" fo:border-left="none" fo:border-bottom="none" fo:border-right="0.0034in solid #000000" fo:padding-top="0.0381in" fo:padding-left="0.0381in" fo:padding-bottom="0.0381in" fo:padding-right="0.0381in"/>
    </style:style>
    <style:style style:name="P429" style:parent-style-name="Standard" style:family="paragraph">
      <style:paragraph-properties fo:text-align="justify" fo:margin-left="0.0187in">
        <style:tab-stops/>
      </style:paragraph-properties>
    </style:style>
    <style:style style:name="T430" style:parent-style-name="Fonteparág.padrão" style:family="text">
      <style:text-properties style:font-name="Tahoma" fo:font-size="10pt" style:font-size-asian="10pt" style:font-size-complex="10pt"/>
    </style:style>
    <style:style style:name="T431" style:parent-style-name="Fonteparág.padrão" style:family="text"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TableCell432" style:family="table-cell">
      <style:table-cell-properties fo:border-top="0.0034in solid #000000" fo:border-left="none" fo:border-bottom="none" fo:border-right="none" fo:padding-top="0.0381in" fo:padding-left="0.0381in" fo:padding-bottom="0.0381in" fo:padding-right="0.0381in"/>
    </style:style>
    <style:style style:name="P433" style:parent-style-name="Standard" style:family="paragraph">
      <style:paragraph-properties fo:text-align="justify" fo:margin-left="0.0187in">
        <style:tab-stops/>
      </style:paragraph-properties>
    </style:style>
    <style:style style:name="T434" style:parent-style-name="Fonteparág.padrão" style:family="text">
      <style:text-properties style:font-name="Tahoma" fo:font-size="10pt" style:font-size-asian="10pt" style:font-size-complex="10pt"/>
    </style:style>
    <style:style style:name="T435" style:parent-style-name="Fonteparág.padrão" style:family="text"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TableRow436" style:family="table-row">
      <style:table-row-properties style:use-optimal-row-height="false"/>
    </style:style>
    <style:style style:name="TableCell437" style:family="table-cell">
      <style:table-cell-properties fo:border-top="none" fo:border-left="none" fo:border-bottom="none" fo:border-right="0.0034in solid #000000" fo:padding-top="0.0381in" fo:padding-left="0.0381in" fo:padding-bottom="0.0381in" fo:padding-right="0.0381in"/>
    </style:style>
    <style:style style:name="P438" style:parent-style-name="Standard" style:family="paragraph">
      <style:paragraph-properties fo:text-align="justify" fo:margin-left="0.0187in">
        <style:tab-stops/>
      </style:paragraph-properties>
    </style:style>
    <style:style style:name="T439" style:parent-style-name="Fonteparág.padrão" style:family="text">
      <style:text-properties style:font-name="Tahoma" fo:font-size="10pt" style:font-size-asian="10pt" style:font-size-complex="10pt"/>
    </style:style>
    <style:style style:name="T440" style:parent-style-name="Fonteparág.padrão" style:family="text"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TableCell441" style:family="table-cell">
      <style:table-cell-properties fo:border="none" fo:padding-top="0.0381in" fo:padding-left="0.0381in" fo:padding-bottom="0.0381in" fo:padding-right="0.0381in"/>
    </style:style>
    <style:style style:name="P442" style:parent-style-name="Standard" style:family="paragraph">
      <style:paragraph-properties fo:text-align="justify" fo:margin-left="0.0187in">
        <style:tab-stops/>
      </style:paragraph-properties>
    </style:style>
    <style:style style:name="T443" style:parent-style-name="Fonteparág.padrão" style:family="text">
      <style:text-properties style:font-name="Tahoma" fo:font-size="10pt" style:font-size-asian="10pt" style:font-size-complex="10pt"/>
    </style:style>
    <style:style style:name="T444" style:parent-style-name="Fonteparág.padrão" style:family="text"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-top="none" fo:border-left="none" fo:border-bottom="none" fo:border-right="0.0034in solid #000000" fo:padding-top="0.0381in" fo:padding-left="0.0381in" fo:padding-bottom="0.0381in" fo:padding-right="0.0381in"/>
    </style:style>
    <style:style style:name="P447" style:parent-style-name="Standard" style:family="paragraph">
      <style:paragraph-properties fo:text-align="justify" fo:margin-left="0.0187in">
        <style:tab-stops/>
      </style:paragraph-properties>
    </style:style>
    <style:style style:name="T448" style:parent-style-name="Fonteparág.padrão" style:family="text">
      <style:text-properties style:font-name="Tahoma" fo:font-size="10pt" style:font-size-asian="10pt" style:font-size-complex="10pt"/>
    </style:style>
    <style:style style:name="T449" style:parent-style-name="Fonteparág.padrão" style:family="text"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TableCell450" style:family="table-cell">
      <style:table-cell-properties fo:border="none" fo:padding-top="0.0381in" fo:padding-left="0.0381in" fo:padding-bottom="0.0381in" fo:padding-right="0.0381in"/>
    </style:style>
    <style:style style:name="P451" style:parent-style-name="Standard" style:family="paragraph">
      <style:paragraph-properties fo:text-align="justify" fo:margin-left="0.0187in">
        <style:tab-stops/>
      </style:paragraph-properties>
    </style:style>
    <style:style style:name="T452" style:parent-style-name="Fonteparág.padrão" style:family="text">
      <style:text-properties style:font-name="Tahoma" fo:font-size="10pt" style:font-size-asian="10pt" style:font-size-complex="10pt"/>
    </style:style>
    <style:style style:name="T453" style:parent-style-name="Fonteparág.padrão" style:family="text">
      <style:text-properties style:font-name="Tahoma" fo:font-style="italic" style:font-style-asian="italic" style:font-style-complex="italic" fo:color="#0000FF" fo:font-size="10pt" style:font-size-asian="10pt" style:font-size-complex="10pt"/>
    </style:style>
  </office:automatic-styles>
  <office:body>
    <office:text text:use-soft-page-breaks="true">
      <text:list text:style-name="LFO2" text:continue-numbering="true">
        <text:list-item>
          <text:p text:style-name="P1">JUSTIFICATIVA</text:p>
        </text:list-item>
      </text:list>
      <text:p text:style-name="P46"><text:span text:style-name="T47">&lt;Descrever de forma clara a justificativa contendo um breve histórico e as motivações do projeto.<text:s/></text:span><text:span text:style-name="T48">A justificativa consta no Documento de Oficialização da Demanda (DOD) e pode</text:span><text:span text:style-name="T49"><text:s/>ser complementado/revisado neste documento.</text:span><text:span text:style-name="T50">&gt;</text:span></text:p>
      <table:table table:style-name="Table51">
        <table:table-columns>
          <table:table-column table:style-name="TableColumn52"/>
        </table:table-columns>
        <table:table-row table:style-name="TableRow53">
          <table:table-cell table:style-name="TableCell54">
            <text:p text:style-name="P55">Falta de alinhamento entre TI e Negócio (no caso, entre a coordenação de TI e os demais setores do campus IFPI-URUÇUÍ). Falta de autonomia administrativa do Campus. Falta de know-how em Governança Corporativa no Campus e no IFPI como um todo.<text:span text:style-name="T56"><office:annotation><dc:creator>lorena</dc:creator><dc:date>2012-08-30T18:44:00</dc:date><text:p text:style-name="Textodecomentário">Melhorar esta Justificativa.</text:p></office:annotation></text:span></text:p>
          </table:table-cell>
        </table:table-row>
      </table:table>
      <text:p text:style-name="P57"/>
      <text:list text:style-name="LFO2" text:continue-numbering="true">
        <text:list-item>
          <text:p text:style-name="P58">OBJETIVO</text:p>
        </text:list-item>
      </text:list>
      <text:p text:style-name="P59"><text:span text:style-name="T60">&lt;Descrever qual o objetivo para a qual órgão está realizando o projeto, que pode ser: descrição concreta de que o projeto quer alcançar, uma posição estratégica a ser alcançada, um</text:span><text:span text:style-name="T61"><text:s/>resultado a ser obtido, um produto a ser produzido ou um serviço a ser realizado. Os objetivos devem ser específicos, mensuráveis, realizáveis, realísticos, e baseados no tempo.&gt;</text:span></text:p>
      <table:table table:style-name="Table62">
        <table:table-columns>
          <table:table-column table:style-name="TableColumn63"/>
        </table:table-columns>
        <table:table-row table:style-name="TableRow64">
          <table:table-cell table:style-name="TableCell65">
            <text:p text:style-name="P66">Este projeto visa elaborar um Plano de Trabalho Colaborativo para<text:s/>Planejamento do Programa de Governança Corporativa do Campus Uruçuí para o Campus Uruçuí do Instituto Federal de Educação Ciência e Tecnologia do Piauí.<text:s/></text:p>
            <text:p text:style-name="P67"/>
          </table:table-cell>
        </table:table-row>
      </table:table>
      <text:p text:style-name="P68"/>
      <text:list text:style-name="LFO2" text:continue-numbering="true">
        <text:list-item>
          <text:p text:style-name="P69">DECLARAÇÃO DO ESCOPO</text:p>
        </text:list-item>
      </text:list>
      <text:p text:style-name="P70">&lt;Descrever a declaração do escopo, que inclui as principais entregas, fornece<text:s/>uma base documentada para futuras decisões do projeto e para confirmar ou desenvolver um entendimento comum do escopo do projeto entre as partes interessadas.&gt;</text:p>
      <table:table table:style-name="Table71">
        <table:table-columns>
          <table:table-column table:style-name="TableColumn72"/>
        </table:table-columns>
        <table:table-row table:style-name="TableRow73">
          <table:table-cell table:style-name="TableCell74">
            <text:p text:style-name="P75"/>
            <text:list text:style-name="LFO3" text:continue-numbering="true">
              <text:list-item>
                <text:p text:style-name="P76">Plano de Campanha de Concientização das boas práticas de Gestão de Projetos;</text:p>
              </text:list-item>
              <text:list-item>
                <text:p text:style-name="P77"><text:span text:style-name="T78">Plano de<text:s/></text:span><text:span text:style-name="T79">Contratação de Coaching em Gestão de Projetos e Gestão de Portifólio de Proj</text:span><text:span text:style-name="T80">e</text:span><text:span text:style-name="T81">tos;</text:span></text:p>
              </text:list-item>
              <text:list-item>
                <text:p text:style-name="P82"><text:span text:style-name="T83">Plano de Implantação de Escritório de Projetos do Campus Uruçuí – IFPI;</text:span></text:p>
              </text:list-item>
              <text:list-item>
                <text:p text:style-name="P84"><text:span text:style-name="T85">Plano de Gerência de Configuração;<text:s/></text:span></text:p>
                <text:list text:continue-numbering="true">
                  <text:list-item>
                    <text:p text:style-name="P86">Treinamento em Gerencia de Configuração;</text:p>
                  </text:list-item>
                  <text:list-item>
                    <text:p text:style-name="P87">Controle de Mudanças;</text:p>
                  </text:list-item>
                  <text:list-item>
                    <text:p text:style-name="P88">Controle de Versões;</text:p>
                  </text:list-item>
                </text:list>
              </text:list-item>
              <text:list-item>
                <text:p text:style-name="P89"><text:span text:style-name="T90">Plano de Implantação de Metodologia de Projetos;</text:span></text:p>
              </text:list-item>
              <text:list-item>
                <text:p text:style-name="P91"><text:span text:style-name="T92">Plano de Implantação de Software aderente à metodologia de Gestão de Projetos escolhida;</text:span></text:p>
              </text:list-item>
              <text:list-item>
                <text:p text:style-name="P93"><text:span text:style-name="T94">Plano de Implantação de Processo de Contratação de Soluções de TI;</text:span></text:p>
              </text:list-item>
              <text:list-item>
                <text:p text:style-name="P95"><text:span text:style-name="T96">PPA do Campus;</text:span></text:p>
              </text:list-item>
              <text:list-item>
                <text:p text:style-name="P97"><text:span text:style-name="T98">PEI do Campus;</text:span></text:p>
              </text:list-item>
              <text:list-item>
                <text:p text:style-name="P99"><text:span text:style-name="T100">PDTI do campus;</text:span></text:p>
              </text:list-item>
              <text:list-item>
                <text:p text:style-name="P101"><text:span text:style-name="T102">PDRH do campus;</text:span></text:p>
              </text:list-item>
              <text:list-item>
                <text:p text:style-name="P103"><text:span text:style-name="T104">Plano de Comunicação do Campus;</text:span></text:p>
              </text:list-item>
              <text:list-item>
                <text:p text:style-name="P105"><text:span text:style-name="T106">Sistema de Comunicação do Campus;</text:span></text:p>
              </text:list-item>
            </text:list>
            <text:p text:style-name="P107"/>
            <text:p text:style-name="P108"/>
          </table:table-cell>
        </table:table-row>
      </table:table>
      <text:p text:style-name="P109"/>
      <text:list text:style-name="LFO2" text:continue-numbering="true">
        <text:list-item>
          <text:p text:style-name="P110">NÃO ESCOPO</text:p>
        </text:list-item>
      </text:list>
      <text:p text:style-name="P111">&lt;Descrever de forma explícita o que está excluído do projeto, para evitar que uma parte interessada possa supor que um produto, serviço ou<text:s/>resultado específico é um produto do projeto.&gt;</text:p>
      <table:table table:style-name="Table112">
        <table:table-columns>
          <table:table-column table:style-name="TableColumn113"/>
        </table:table-columns>
        <table:table-row table:style-name="TableRow114">
          <table:table-cell table:style-name="TableCell115">
            <text:list text:style-name="LFO4" text:continue-numbering="true">
              <text:list-item>
                <text:p text:style-name="P116">Não será realizado treinamentos básicos como:</text:p>
                <text:list text:continue-numbering="true">
                  <text:list-item>
                    <text:p text:style-name="P117">Editor de Texto;</text:p>
                  </text:list-item>
                  <text:list-item>
                    <text:p text:style-name="P118">Sistemas Operacionais</text:p>
                  </text:list-item>
                  <text:list-item>
                    <text:p text:style-name="P119">Acesso à Internet;</text:p>
                  </text:list-item>
                  <text:list-item>
                    <text:p text:style-name="P120">Emails;</text:p>
                  </text:list-item>
                  <text:list-item>
                    <text:p text:style-name="P121">Entre outros requisitos considerados básicos</text:p>
                  </text:list-item>
                </text:list>
              </text:list-item>
            </text:list>
            <text:p text:style-name="P122"/>
            <text:p text:style-name="P123"/>
          </table:table-cell>
        </table:table-row>
      </table:table>
      <text:p text:style-name="P124"/>
      <text:list text:style-name="LFO2" text:continue-numbering="true">
        <text:list-item>
          <text:p text:style-name="P125">TEMPO ESTIMADO</text:p>
        </text:list-item>
      </text:list>
      <text:p text:style-name="P126">&lt;Descrever a estimativa de tempo<text:s/>para finalizar o projeto.&gt;</text:p>
      <table:table table:style-name="Table127">
        <table:table-columns>
          <table:table-column table:style-name="TableColumn128"/>
        </table:table-columns>
        <table:table-row table:style-name="TableRow129">
          <table:table-cell table:style-name="TableCell130">
            <text:p text:style-name="P131">10 MESES</text:p>
            <text:p text:style-name="P132"/>
            <text:p text:style-name="P133"/>
          </table:table-cell>
        </table:table-row>
      </table:table>
      <text:p text:style-name="P134"/>
      <text:list text:style-name="LFO2" text:continue-numbering="true">
        <text:list-item>
          <text:p text:style-name="P135">CUSTOS ESTIMADOS E FONTE DE RECURSO</text:p>
        </text:list-item>
      </text:list>
      <text:p text:style-name="P136"><text:span text:style-name="T137">&lt;Descrever a estimativa de custo do projeto e a fonte de recurso.<text:s/></text:span><text:span text:style-name="T138">A fonte de recurso consta no Documento de Oficialização da Demanda (DOD) e pode ser complementado/revisado neste d</text:span><text:span text:style-name="T139">ocumento.</text:span><text:span text:style-name="T140">&gt;</text:span></text:p>
      <table:table table:style-name="Table141">
        <table:table-columns>
          <table:table-column table:style-name="TableColumn142"/>
          <table:table-column table:style-name="TableColumn143"/>
        </table:table-columns>
        <table:table-row table:style-name="TableRow144">
          <table:table-cell table:style-name="TableCell145" table:number-columns-spanned="2">
            <text:p text:style-name="P146">1 Milhão de Reais</text:p>
            <text:p text:style-name="P147"/>
            <text:p text:style-name="P148"/>
          </table:table-cell>
          <table:covered-table-cell/>
        </table:table-row>
        <table:table-row table:style-name="TableRow149">
          <table:table-cell table:style-name="TableCell150">
            <text:p text:style-name="P151">Fonte de recurso</text:p>
          </table:table-cell>
          <table:table-cell table:style-name="TableCell152">
            <text:p text:style-name="P153">ORÇAMENTO GERAL DO CAMPUS-</text:p>
          </table:table-cell>
        </table:table-row>
      </table:table>
      <text:list text:style-name="LFO2" text:continue-numbering="true">
        <text:list-item>
          <text:p text:style-name="P154">PREMISSAS</text:p>
        </text:list-item>
      </text:list>
      <text:p text:style-name="P155">&lt;Descrever as premissas do projeto. As premissas são fatores que, para fins de planejamento, são considerados verdadeiros, reais ou certos sem prova ou demonstração. As<text:s/>premissas afetam todos os aspectos do planejamento do projeto e fazem parte da elaboração progressiva do projeto. Frequentemente, as equipes do projeto identificam, documentam e validam as premissas durante o processo de planejamento. Geralmente, as premissas envolvem um grau de risco.&gt;</text:p>
      <table:table table:style-name="Table156">
        <table:table-columns>
          <table:table-column table:style-name="TableColumn157"/>
        </table:table-columns>
        <table:table-row table:style-name="TableRow158">
          <table:table-cell table:style-name="TableCell159">
            <text:p text:style-name="P160">O Projeto terá participação ativa de representantes de todos os setores do campus: diretorias, departamentos e coordenações.</text:p>
            <text:p text:style-name="P161">Todos os membros da equipe de Planejamento saberão utilizar as ferramentas de colaboração oficiais<text:s/>do projeto;</text:p>
            <text:p text:style-name="P162">Os membros da equipe do projeto irão comunicar seus problemas de uso das ferramentas assim estes surgirem para que a equipe de suporte às ferramentas possa solucionar o quanto antes os incidentes.<text:s/></text:p>
            <text:p text:style-name="P163">Os membros dos times terão disponibilidade</text:p>
            <text:p text:style-name="P164"/>
          </table:table-cell>
        </table:table-row>
      </table:table>
      <text:p text:style-name="P165"/>
      <text:list text:style-name="LFO2" text:continue-numbering="true">
        <text:list-item>
          <text:p text:style-name="P166">RESTRIÇÕES</text:p>
        </text:list-item>
      </text:list>
      <text:p text:style-name="P167">&lt;Descrever as restrições do projeto. Uma restrição é uma limitação aplicável, interna ou externa ao projeto, que afetará o desempenho do projeto ou de um processo. Por exemplo, uma restrição do cronograma é qualquer limitação ou condição colocada em relação ao cronograma do projeto que afeta o momento em que uma atividade do cronograma pode ser agendada e geralmente está na forma de datas impostas fixas.&gt;</text:p>
      <table:table table:style-name="Table168">
        <table:table-columns>
          <table:table-column table:style-name="TableColumn169"/>
        </table:table-columns>
        <table:table-row table:style-name="TableRow170">
          <table:table-cell table:style-name="TableCell171">
            <text:p text:style-name="P172">Deverão ser realizados cursos de Gerência de Configuração, Gerência de Projetos, Palestras de Conscientização de Boas Práticas de Gestão de Projetos;</text:p>
          </table:table-cell>
        </table:table-row>
      </table:table>
      <text:p text:style-name="P173"/>
      <text:list text:style-name="LFO2" text:continue-numbering="true">
        <text:list-item>
          <text:p text:style-name="P174">RISCOS PREVIAMENTE IDENTIFICADOS</text:p>
        </text:list-item>
      </text:list>
      <text:p text:style-name="P175">&lt;Identificar eventos ou condições incertos que, se ocorrerem, provocarão efeitos positivos ou negativos nos objetivos do projeto.&gt;</text:p>
      <table:table table:style-name="Table176">
        <table:table-columns>
          <table:table-column table:style-name="TableColumn177"/>
        </table:table-columns>
        <table:table-row table:style-name="TableRow178">
          <table:table-cell table:style-name="TableCell179">
            <text:p text:style-name="P180">Risco da infraestrutura atual do<text:s/>campus não suportar a realização dos cursos.<text:s/></text:p>
            <text:p text:style-name="P181">Risco do Sistema de Comunicação do Campus não atender às necessidades mínimas de comunicação entre os membros da Equipe do Projeto;</text:p>
            <text:p text:style-name="P182">Risco da má frequência dos funcionários prejudicar a comunicação do projeto;<text:s/></text:p>
          </table:table-cell>
        </table:table-row>
      </table:table>
      <text:p text:style-name="P183"/>
      <text:list text:style-name="LFO2" text:continue-numbering="true">
        <text:list-item>
          <text:p text:style-name="P184">PATROCINADOR DO PROJETO</text:p>
        </text:list-item>
      </text:list>
      <text:p text:style-name="P185"><text:span text:style-name="T186">&lt;Identificar o patrocinador do projeto.<text:s/></text:span><text:span text:style-name="T187">Esse item consta no documento Análise de Viabilidade do Projeto (AVP) e pode ser complementado/revisado neste documento.&gt;</text:span></text:p>
      <table:table table:style-name="Table188">
        <table:table-columns>
          <table:table-column table:style-name="TableColumn189"/>
          <table:table-column table:style-name="TableColumn190"/>
          <table:table-column table:style-name="TableColumn191"/>
        </table:table-columns>
        <table:table-row table:style-name="TableRow192">
          <table:table-cell table:style-name="TableCell193">
            <text:p text:style-name="P194">Nome</text:p>
          </table:table-cell>
          <table:table-cell table:style-name="TableCell195">
            <text:p text:style-name="P196">Telefone(s)</text:p>
          </table:table-cell>
          <table:table-cell table:style-name="TableCell197">
            <text:p text:style-name="P198">E-mail</text:p>
          </table:table-cell>
        </table:table-row>
        <table:table-row table:style-name="TableRow199">
          <table:table-cell table:style-name="TableCell200">
            <text:p text:style-name="P201">Departamento de Administração e<text:s/>Planejamento</text:p>
          </table:table-cell>
          <table:table-cell table:style-name="TableCell202">
            <text:p text:style-name="P203">(89)</text:p>
          </table:table-cell>
          <table:table-cell table:style-name="TableCell204">
            <text:p text:style-name="P205">djalmabarros@yahoo.com.br</text:p>
          </table:table-cell>
        </table:table-row>
      </table:table>
      <text:p text:style-name="P206"/>
      <text:list text:style-name="LFO2" text:continue-numbering="true">
        <text:list-item>
          <text:p text:style-name="P207">LÍDER DO PROJETO(GERENTE)</text:p>
        </text:list-item>
      </text:list>
      <text:p text:style-name="P208">&lt;Definir o líder do projeto.&gt;</text:p>
      <table:table table:style-name="Table209">
        <table:table-columns>
          <table:table-column table:style-name="TableColumn210"/>
          <table:table-column table:style-name="TableColumn211"/>
          <table:table-column table:style-name="TableColumn212"/>
        </table:table-columns>
        <table:table-row table:style-name="TableRow213">
          <table:table-cell table:style-name="TableCell214">
            <text:p text:style-name="P215">Nome</text:p>
          </table:table-cell>
          <table:table-cell table:style-name="TableCell216">
            <text:p text:style-name="P217">Telefone(s)</text:p>
          </table:table-cell>
          <table:table-cell table:style-name="TableCell218">
            <text:p text:style-name="P219">E-mail</text:p>
          </table:table-cell>
        </table:table-row>
        <table:table-row table:style-name="TableRow220">
          <table:table-cell table:style-name="TableCell221">
            <text:p text:style-name="P222">Sebastião Vinícius Araújo de Moura</text:p>
          </table:table-cell>
          <table:table-cell table:style-name="TableCell223">
            <text:p text:style-name="P224">(86) 9501-3330</text:p>
          </table:table-cell>
          <table:table-cell table:style-name="TableCell225">
            <text:p text:style-name="P226">vinicius.araujo@ifpi.edu.br</text:p>
          </table:table-cell>
        </table:table-row>
      </table:table>
      <text:p text:style-name="P227"/>
      <text:list text:style-name="LFO2" text:continue-numbering="true">
        <text:list-item>
          <text:p text:style-name="P228">EQUIPE DO PROJETO</text:p>
        </text:list-item>
      </text:list>
      <text:p text:style-name="P229">&lt;Definir os membros que irão<text:s/>compor a equipe do projeto.&gt;</text:p>
      <table:table table:style-name="Table230">
        <table:table-columns>
          <table:table-column table:style-name="TableColumn231"/>
          <table:table-column table:style-name="TableColumn232"/>
          <table:table-column table:style-name="TableColumn233"/>
          <table:table-column table:style-name="TableColumn234"/>
          <table:table-column table:style-name="TableColumn235"/>
        </table:table-columns>
        <table:table-row table:style-name="TableRow236">
          <table:table-cell table:style-name="TableCell237">
            <text:p text:style-name="P238">Nome</text:p>
          </table:table-cell>
          <table:table-cell table:style-name="TableCell239">
            <text:p text:style-name="P240">Órgão</text:p>
          </table:table-cell>
          <table:table-cell table:style-name="TableCell241">
            <text:p text:style-name="P242">Cargo / Função</text:p>
          </table:table-cell>
          <table:table-cell table:style-name="TableCell243">
            <text:p text:style-name="P244">Telefone(s)</text:p>
          </table:table-cell>
          <table:table-cell table:style-name="TableCell245">
            <text:p text:style-name="P246">E-mail</text:p>
          </table:table-cell>
        </table:table-row>
        <table:table-row table:style-name="TableRow247">
          <table:table-cell table:style-name="TableCell248">
            <text:p text:style-name="P249">Felipe</text:p>
          </table:table-cell>
          <table:table-cell table:style-name="TableCell250">
            <text:p text:style-name="P251">IFPI</text:p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>felipe.cardoso@ifpi.edu.br</text:p>
          </table:table-cell>
        </table:table-row>
        <table:table-row table:style-name="TableRow258">
          <table:table-cell table:style-name="TableCell259">
            <text:p text:style-name="P260">Melina</text:p>
          </table:table-cell>
          <table:table-cell table:style-name="TableCell261">
            <text:p text:style-name="P262">IFPI</text:p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>melinacms@yahoo.com.br</text:p>
          </table:table-cell>
        </table:table-row>
        <table:table-row table:style-name="TableRow269">
          <table:table-cell table:style-name="TableCell270">
            <text:p text:style-name="P271">Érica</text:p>
          </table:table-cell>
          <table:table-cell table:style-name="TableCell272">
            <text:p text:style-name="P273">IFPI</text:p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>ericalarisse@hotmail.com</text:p>
          </table:table-cell>
        </table:table-row>
        <table:table-row table:style-name="TableRow280">
          <table:table-cell table:style-name="TableCell281">
            <text:p text:style-name="P282">Khalil</text:p>
          </table:table-cell>
          <table:table-cell table:style-name="TableCell283">
            <text:p text:style-name="P284">IFPI</text:p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>khalilpsi@yahoo.com.br</text:p>
          </table:table-cell>
        </table:table-row>
        <table:table-row table:style-name="TableRow291"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</table:table-row>
        <table:table-row table:style-name="TableRow302">
          <table:table-cell table:style-name="TableCell303">
            <text:p text:style-name="P304"/>
          </table:table-cell>
          <table:table-cell table:style-name="TableCell305">
            <text:p text:style-name="P306">IFPI</text:p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</table:table-row>
        <table:table-row table:style-name="TableRow313">
          <table:table-cell table:style-name="TableCell314">
            <text:p text:style-name="P315"/>
          </table:table-cell>
          <table:table-cell table:style-name="TableCell316">
            <text:p text:style-name="P317">IFPI</text:p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</table:table-row>
      </table:table>
      <text:p text:style-name="P324"/>
      <text:p text:style-name="P325"/>
      <text:list text:style-name="LFO2" text:continue-numbering="true">
        <text:list-item>
          <text:p text:style-name="P326">PARTES INTERESSADAS</text:p>
        </text:list-item>
      </text:list>
      <text:p text:style-name="P327"><text:span text:style-name="T328">&lt;Identificar as pessoas e entidades que apresentem algum interesse (favorável ou não) nos resultados do projeto.<text:s/></text:span><text:span text:style-name="T329">Este item consta na Análise de Viabilidade do Projeto (AVP) e pode ser complementado/revisado neste documento.</text:span><text:span text:style-name="T330">&gt;</text:span></text:p>
      <table:table table:style-name="Table331">
        <table:table-columns>
          <table:table-column table:style-name="TableColumn332"/>
          <table:table-column table:style-name="TableColumn333"/>
          <table:table-column table:style-name="TableColumn334"/>
        </table:table-columns>
        <table:table-row table:style-name="TableRow335">
          <table:table-cell table:style-name="TableCell336">
            <text:p text:style-name="P337">Nome</text:p>
          </table:table-cell>
          <table:table-cell table:style-name="TableCell338">
            <text:p text:style-name="P339">Telefone(s)</text:p>
          </table:table-cell>
          <table:table-cell table:style-name="TableCell340">
            <text:p text:style-name="P341">E-mail</text:p>
          </table:table-cell>
        </table:table-row>
        <table:table-row table:style-name="TableRow342">
          <table:table-cell table:style-name="TableCell343">
            <text:p text:style-name="P344">MINISTERIO DE PLANEJAMENTO</text:p>
          </table:table-cell>
          <table:table-cell table:style-name="TableCell345">
            <text:p text:style-name="P346">1111-1111</text:p>
          </table:table-cell>
          <table:table-cell table:style-name="TableCell347">
            <text:p text:style-name="P348"/>
          </table:table-cell>
        </table:table-row>
        <table:table-row table:style-name="TableRow349">
          <table:table-cell table:style-name="TableCell350">
            <text:p text:style-name="P351">TCU</text:p>
          </table:table-cell>
          <table:table-cell table:style-name="TableCell352">
            <text:p text:style-name="P353">2222-2222</text:p>
          </table:table-cell>
          <table:table-cell table:style-name="TableCell354">
            <text:p text:style-name="P355"/>
          </table:table-cell>
        </table:table-row>
        <table:table-row table:style-name="TableRow356">
          <table:table-cell table:style-name="TableCell357">
            <text:p text:style-name="P358">MEC</text:p>
          </table:table-cell>
          <table:table-cell table:style-name="TableCell359">
            <text:p text:style-name="P360">3333-3333</text:p>
          </table:table-cell>
          <table:table-cell table:style-name="TableCell361">
            <text:p text:style-name="P362"/>
          </table:table-cell>
        </table:table-row>
        <table:table-row table:style-name="TableRow363">
          <table:table-cell table:style-name="TableCell364">
            <text:p text:style-name="P365">IFPI</text:p>
          </table:table-cell>
          <table:table-cell table:style-name="TableCell366">
            <text:p text:style-name="P367">4444-4444</text:p>
          </table:table-cell>
          <table:table-cell table:style-name="TableCell368">
            <text:p text:style-name="P369"/>
          </table:table-cell>
        </table:table-row>
        <table:table-row table:style-name="TableRow370">
          <table:table-cell table:style-name="TableCell371">
            <text:p text:style-name="P372">CAMPUS URUÇUÍ</text:p>
          </table:table-cell>
          <table:table-cell table:style-name="TableCell373">
            <text:p text:style-name="P374">5555-5555</text:p>
          </table:table-cell>
          <table:table-cell table:style-name="TableCell375">
            <text:p text:style-name="P376"/>
          </table:table-cell>
        </table:table-row>
        <table:table-row table:style-name="TableRow377">
          <table:table-cell table:style-name="TableCell378">
            <text:p text:style-name="P379">CAPES</text:p>
          </table:table-cell>
          <table:table-cell table:style-name="TableCell380">
            <text:p text:style-name="P381">7777-7777</text:p>
          </table:table-cell>
          <table:table-cell table:style-name="TableCell382">
            <text:p text:style-name="P383"/>
          </table:table-cell>
        </table:table-row>
        <table:table-row table:style-name="TableRow384">
          <table:table-cell table:style-name="TableCell385">
            <text:p text:style-name="P386">TECNICOS ADMINISTRATIVOS</text:p>
          </table:table-cell>
          <table:table-cell table:style-name="TableCell387">
            <text:p text:style-name="P388">8888-8888</text:p>
          </table:table-cell>
          <table:table-cell table:style-name="TableCell389">
            <text:p text:style-name="P390"/>
          </table:table-cell>
        </table:table-row>
        <table:table-row table:style-name="TableRow391">
          <table:table-cell table:style-name="TableCell392">
            <text:p text:style-name="P393">PROFESSORES</text:p>
          </table:table-cell>
          <table:table-cell table:style-name="TableCell394">
            <text:p text:style-name="P395">9999-9999</text:p>
          </table:table-cell>
          <table:table-cell table:style-name="TableCell396">
            <text:p text:style-name="P397"/>
          </table:table-cell>
        </table:table-row>
        <table:table-row table:style-name="TableRow398">
          <table:table-cell table:style-name="TableCell399">
            <text:p text:style-name="P400">ALUNOS</text:p>
          </table:table-cell>
          <table:table-cell table:style-name="TableCell401">
            <text:p text:style-name="P402">1212-1212</text:p>
          </table:table-cell>
          <table:table-cell table:style-name="TableCell403">
            <text:p text:style-name="P404"/>
          </table:table-cell>
        </table:table-row>
      </table:table>
      <text:p text:style-name="P405"/>
      <text:list text:style-name="LFO2" text:continue-numbering="true">
        <text:list-item>
          <text:p text:style-name="P406">INFRAESTRUTURA</text:p>
        </text:list-item>
      </text:list>
      <text:p text:style-name="P407">&lt;Identificar previamente a infraestrutura <text:s/>para o atingimento dos objetivos do projeto, exemplo, salas, servidores, notebook, etc.&gt;</text:p>
      <table:table table:style-name="Table408">
        <table:table-columns>
          <table:table-column table:style-name="TableColumn409"/>
        </table:table-columns>
        <table:table-row table:style-name="TableRow410">
          <table:table-cell table:style-name="TableCell411">
            <text:p text:style-name="P412">1-Sala para escritório de Escritório de Projetos; 11- computadores; 11-monitores; 2-impressoras multifuncionais wifi;<text:s/>11-notebooks; 11-planos de telefonia corporativos; 2- ar condicionados; 22-pontos de redes RJ 45; 22-pontos de tomada elétrica padrão NBR 20 Amperies; 1 – AP WIFI; 1-SWITCH 24PORTAS; 1 Serviço de instalação de cabeamento estruturado e tomadas e piso elevado; 1- Computador Retroprojetor Proinfo; 1 – Flipcharter e 50 folhas de flipcharter; 3-caixas de postits;</text:p>
            <text:p text:style-name="P413">1-licença de Software wbs chartpro; 1- Treinamento GPWeb;</text:p>
            <text:p text:style-name="P414"/>
            <text:p text:style-name="P415"/>
          </table:table-cell>
        </table:table-row>
      </table:table>
      <text:p text:style-name="P416"/>
      <text:list text:style-name="LFO2" text:continue-numbering="true">
        <text:list-item>
          <text:p text:style-name="P417">APROVAÇÃO</text:p>
        </text:list-item>
      </text:list>
      <text:p text:style-name="P418">&lt;Inserir as pessoas responsáveis por assinar o Termo de Abertura do Projeto (TAP).&gt;</text:p>
      <table:table table:style-name="Table419">
        <table:table-columns>
          <table:table-column table:style-name="TableColumn420"/>
          <table:table-column table:style-name="TableColumn421"/>
        </table:table-columns>
        <table:table-row table:style-name="TableRow422">
          <table:table-cell table:style-name="TableCell423">
            <text:p text:style-name="P424"/>
          </table:table-cell>
          <table:table-cell table:style-name="TableCell425">
            <text:p text:style-name="P426"/>
          </table:table-cell>
        </table:table-row>
        <table:table-row table:style-name="TableRow427">
          <table:table-cell table:style-name="TableCell428">
            <text:p text:style-name="P429"><text:span text:style-name="T430">Nome:<text:s/></text:span><text:span text:style-name="T431">Henrique Flavio de Melo</text:span></text:p>
          </table:table-cell>
          <table:table-cell table:style-name="TableCell432">
            <text:p text:style-name="P433"><text:span text:style-name="T434">Nome:<text:s/></text:span><text:span text:style-name="T435">Roberto Ferreira Lima</text:span></text:p>
          </table:table-cell>
        </table:table-row>
        <table:table-row table:style-name="TableRow436">
          <table:table-cell table:style-name="TableCell437">
            <text:p text:style-name="P438"><text:span text:style-name="T439">Cargo/Função:<text:s/></text:span><text:span text:style-name="T440">Diretor Geral do Campus</text:span></text:p>
          </table:table-cell>
          <table:table-cell table:style-name="TableCell441">
            <text:p text:style-name="P442"><text:span text:style-name="T443">Cargo/Função:<text:s/></text:span><text:span text:style-name="T444">Diretor de Ensino</text:span></text:p>
          </table:table-cell>
        </table:table-row>
        <table:table-row table:style-name="TableRow445">
          <table:table-cell table:style-name="TableCell446">
            <text:p text:style-name="P447"><text:span text:style-name="T448">Data:<text:s/></text:span><text:span text:style-name="T449">30/08/2012</text:span></text:p>
          </table:table-cell>
          <table:table-cell table:style-name="TableCell450">
            <text:p text:style-name="P451"><text:span text:style-name="T452">Data:<text:s/></text:span><text:span text:style-name="T453">30/08/2012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har" style:display-name="Cabeçalho Char" style:family="text" style:parent-style-name="Fonteparág.padrã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har" style:display-name="Rodapé Char" style:family="text" style:parent-style-name="Fonteparág.padrão">
      <style:text-properties style:font-name-complex="Mangal" style:font-size-complex="10.5pt"/>
    </style:style>
    <style:style style:name="Textodebalão" style:display-name="Texto de balã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Mangal" fo:font-size="8pt" style:font-size-asian="8pt" style:font-size-complex="7pt"/>
    </style:style>
    <style:style style:name="ParágrafodaLista" style:display-name="Parágrafo da Lista" style:family="paragraph" style:parent-style-name="Normal">
      <style:paragraph-properties fo:widows="2" fo:orphans="2" style:vertical-align="auto" fo:margin-bottom="0.1388in" fo:line-height="115%" fo:margin-left="0.5in">
        <style:tab-stops/>
      </style:paragraph-properties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Textodecomentário" style:display-name="Texto de comentário" style:family="paragraph" style:parent-style-name="Normal">
      <style:text-properties style:font-name-complex="Mangal" fo:font-size="10pt" style:font-size-asian="10pt" style:font-size-complex="9pt" fo:hyphenate="false"/>
    </style:style>
    <style:style style:name="TextodecomentárioChar" style:display-name="Texto de comentário Char" style:family="text" style:parent-style-name="Fonteparág.padrão">
      <style:text-properties style:font-name-complex="Mangal" fo:font-size="10pt" style:font-size-asian="10pt" style:font-size-complex="9pt"/>
    </style:style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hyphenate="false"/>
    </style:style>
    <style:style style:name="AssuntodocomentárioChar" style:display-name="Assunto do comentário Char" style:family="text" style:parent-style-name="TextodecomentárioChar">
      <style:text-properties fo:font-weight="bold" style:font-weight-asian="bold" style:font-weight-complex="bold"/>
    </style:style>
    <text:list-style style:name="WW8Num32" style:display-name="WW8Num3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6194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0.6618in" style:use-optimal-column-width="false"/>
    </style:style>
    <style:style style:name="TableColumn4" style:family="table-column">
      <style:table-column-properties style:column-width="0.2861in" style:use-optimal-column-width="false"/>
    </style:style>
    <style:style style:name="TableColumn5" style:family="table-column">
      <style:table-column-properties style:column-width="0.6625in" style:use-optimal-column-width="false"/>
    </style:style>
    <style:style style:name="TableColumn6" style:family="table-column">
      <style:table-column-properties style:column-width="1.2333in" style:use-optimal-column-width="false"/>
    </style:style>
    <style:style style:name="TableColumn7" style:family="table-column">
      <style:table-column-properties style:column-width="2.8833in" style:use-optimal-column-width="false"/>
    </style:style>
    <style:style style:name="TableColumn8" style:family="table-column">
      <style:table-column-properties style:column-width="0.9638in" style:use-optimal-column-width="false"/>
    </style:style>
    <style:style style:name="Table2" style:family="table">
      <style:table-properties style:width="6.6909in" fo:margin-left="0.0312in" table:align="left"/>
    </style:style>
    <style:style style:name="TableRow9" style:family="table-row">
      <style:table-row-properties style:min-row-height="0.1937in" style:use-optimal-row-height="false"/>
    </style:style>
    <style:style style:name="TableCell10" style:family="table-cell">
      <style:table-cell-properties fo:border-top="0.0034in solid #000000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11" style:parent-style-name="Standard" style:family="paragraph">
      <style:paragraph-properties fo:text-align="center" fo:margin-left="0.0187in">
        <style:tab-stops/>
      </style:paragraph-properties>
    </style:style>
    <style:style style:name="T12" style:parent-style-name="Fonteparág.padrão" style:family="text">
      <style:text-properties style:font-name="Tahoma" style:font-weight-complex="bold" fo:font-style="italic" style:font-style-asian="italic" style:font-style-complex="italic" fo:color="#0000FF" fo:font-size="8pt" style:font-size-asian="8pt" style:font-size-complex="8pt" style:language-asian="pt" style:country-asian="BR" style:language-complex="ar" style:country-complex="SA"/>
    </style:style>
    <style:style style:name="TableCell1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4" style:parent-style-name="Standard" style:family="paragraph">
      <style:paragraph-properties fo:text-align="justify" fo:margin-left="-0.0138in" fo:margin-right="0.002in">
        <style:tab-stops/>
      </style:paragraph-properties>
      <style:text-properties style:font-name="Tahoma" fo:font-weight="bold" style:font-weight-asian="bold" style:font-style-complex="italic" fo:color="#0000FF" fo:font-size="10pt" style:font-size-asian="10pt" style:font-size-complex="10pt"/>
    </style:style>
    <style:style style:name="P15" style:parent-style-name="Standard" style:family="paragraph">
      <style:paragraph-properties fo:text-align="justify" fo:margin-left="-0.0138in" fo:margin-right="0.002in">
        <style:tab-stops/>
      </style:paragraph-properties>
      <style:text-properties style:font-name="Tahoma" fo:font-weight="bold" style:font-weight-asian="bold" style:font-style-complex="italic" fo:color="#0000FF" fo:font-size="10pt" style:font-size-asian="10pt" style:font-size-complex="10pt"/>
    </style:style>
    <style:style style:name="P16" style:parent-style-name="Standard" style:family="paragraph">
      <style:paragraph-properties fo:text-align="justify" fo:margin-left="-0.0138in" fo:margin-right="0.002in">
        <style:tab-stops/>
      </style:paragraph-properties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TableCell17" style:family="table-cell">
      <style:table-cell-properties fo:border="0.0034in solid #000000" style:vertical-align="middle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</style:style>
    <style:style style:name="T19" style:parent-style-name="Fonteparág.padrão" style:family="text">
      <style:text-properties style:font-name="Tahoma" style:language-asian="pt" style:country-asian="BR" style:language-complex="ar" style:country-complex="SA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28" style:parent-style-name="TableContents" style:family="paragraph">
      <style:text-properties style:font-name="Tahoma" fo:font-weight="bold" style:font-weight-asian="bold" style:font-weight-complex="bold" fo:font-size="8pt" style:font-size-asian="8pt" style:font-size-complex="8pt"/>
    </style:style>
    <style:style style:name="TableCell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" style:parent-style-name="TableContents" style:family="paragraph">
      <style:text-properties style:font-name="Tahoma" fo:font-weight="bold" style:font-weight-asian="bold" style:font-weight-complex="bold" fo:font-size="8pt" style:font-size-asian="8pt" style:font-size-complex="8pt"/>
    </style:style>
    <style:style style:name="TableCell31" style:family="table-cell">
      <style:table-cell-properties fo:border-top="none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32" style:parent-style-name="TableContents" style:family="paragraph">
      <style:text-properties style:font-name="Tahoma" fo:font-weight="bold" style:font-weight-asian="bold" style:font-weight-complex="bold" fo:font-size="8pt" style:font-size-asian="8pt" style:font-size-complex="8pt"/>
    </style:style>
    <style:style style:name="TableCell3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4" style:parent-style-name="TableContents" style:family="paragraph">
      <style:text-properties style:font-name="Tahoma" fo:font-weight="bold" style:font-weight-asian="bold" style:font-weight-complex="bold" fo:font-size="8pt" style:font-size-asian="8pt" style:font-size-complex="8pt"/>
    </style:style>
    <style:style style:name="T35" style:parent-style-name="Fonteparág.padrão" style:family="text">
      <style:text-properties style:font-name="Arial" fo:font-size="8pt" style:font-size-asian="8pt" style:font-size-complex="8pt"/>
    </style:style>
    <style:style style:name="T36" style:parent-style-name="Fonteparág.padrão" style:family="text">
      <style:text-properties style:font-name="Arial" fo:font-size="8pt" style:font-size-asian="8pt" style:font-size-complex="8pt"/>
    </style:style>
    <number:date-style style:name="N37" number:language="pt" number:country="BR">
      <number:day number:style="long" number:calendar="gregorian"/>
      <number:text>/</number:text>
      <number:month number:style="long" number:calendar="gregorian"/>
      <number:text>/</number:text>
      <number:year number:calendar="gregorian"/>
    </number:date-style>
    <style:style style:name="T38" style:parent-style-name="Fonteparág.padrão" style:family="text">
      <style:text-properties style:font-name="Arial" fo:font-size="8pt" style:font-size-asian="8pt" style:font-size-complex="8pt"/>
    </style:style>
    <style:style style:name="T39" style:parent-style-name="Fonteparág.padrão" style:family="text">
      <style:text-properties style:font-name="Arial" fo:font-size="8pt" style:font-size-asian="8pt" style:font-size-complex="8pt"/>
    </style:style>
    <number:date-style style:name="N40" number:language="pt" number:country="BR">
      <number:hours number:style="long"/>
      <number:text>:</number:text>
      <number:minutes number:style="long"/>
      <number:text>:</number:text>
      <number:seconds number:style="long"/>
    </number:date-style>
    <style:style style:name="T41" style:parent-style-name="Fonteparág.padrão" style:family="text">
      <style:text-properties style:font-name="Arial" fo:font-size="8pt" style:font-size-asian="8pt" style:font-size-complex="8pt"/>
    </style:style>
    <style:style style:name="T42" style:parent-style-name="Fonteparág.padrão" style:family="text">
      <style:text-properties style:font-name="Arial" fo:font-size="8pt" style:font-size-asian="8pt" style:font-size-complex="8pt"/>
    </style:style>
    <style:style style:name="T43" style:parent-style-name="Fonteparág.padrão" style:family="text">
      <style:text-properties style:font-name="Arial" fo:font-size="8pt" style:font-size-asian="8pt" style:font-size-complex="8pt"/>
    </style:style>
    <style:style style:name="T44" style:parent-style-name="Fonteparág.padrão" style:family="text">
      <style:text-properties style:font-name="Arial" fo:font-size="8pt" style:font-size-asian="8pt" style:font-size-complex="8pt"/>
    </style:style>
    <style:style style:name="T45" style:parent-style-name="Fonteparág.padrão" style:family="text">
      <style:text-properties style:font-name="Arial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  <table:table-column table:style-name="TableColumn7"/>
            <table:table-column table:style-name="TableColumn8"/>
          </table:table-columns>
          <table:table-row table:style-name="TableRow9">
            <table:table-cell table:style-name="TableCell10">
              <text:p text:style-name="P11"><text:span text:style-name="T12"><draw:frame draw:style-name="a0" draw:name="Imagem 1" text:anchor-type="as-char" svg:x="0in" svg:y="0in" svg:width="0.53908in" svg:height="0.57611in" style:rel-width="scale" style:rel-height="scale"><draw:image xlink:href="media/image1.png" xlink:type="simple" xlink:show="embed" xlink:actuate="onLoad"/><svg:desc>C:\Users\lorena\Pictures\ifpi_logo.png</svg:desc></draw:frame></text:span></text:p>
            </table:table-cell>
            <table:table-cell table:style-name="TableCell13" table:number-columns-spanned="4">
              <text:p text:style-name="P14">MINISTERIO DA EDUCAÇÃO</text:p>
              <text:p text:style-name="P15">COORDENAÇÃO DE TECNOLOGIA DA INFORMAÇÃO/DIRETORIA GERAL/CAMPUS-URUÇUÍ/IFPI.</text:p>
              <text:p text:style-name="P16"/>
            </table:table-cell>
            <table:covered-table-cell/>
            <table:covered-table-cell/>
            <table:covered-table-cell/>
            <table:table-cell table:style-name="TableCell17">
              <text:p text:style-name="P18"><text:span text:style-name="T19"><draw:frame draw:style-name="a1" draw:name="figura114" text:anchor-type="as-char" svg:x="0in" svg:y="0in" svg:width="0.84291in" svg:height="0.41654in" style:rel-width="scale" style:rel-height="scale"><draw:image xlink:href="media/image2.png" xlink:type="simple" xlink:show="embed" xlink:actuate="onLoad"/><svg:desc/></draw:frame></text:span></text:p>
            </table:table-cell>
          </table:table-row>
          <table:table-row table:style-name="TableRow20">
            <table:table-cell table:style-name="TableCell21" table:number-columns-spanned="6">
              <text:p text:style-name="P22">METODOLOGIA DE GERENCIAMENTO DE PROJETOS DO SISP (MGP-SISP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23">
            <table:table-cell table:style-name="TableCell24" table:number-columns-spanned="6">
              <text:p text:style-name="P25">Termo de Abertura do Projeto (TAP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26">
            <table:table-cell table:style-name="TableCell27" table:number-columns-spanned="2">
              <text:p text:style-name="P28">Código/Sigla:</text:p>
            </table:table-cell>
            <table:covered-table-cell/>
            <table:table-cell table:style-name="TableCell29">
              <text:p text:style-name="P30">PPPGC</text:p>
            </table:table-cell>
            <table:table-cell table:style-name="TableCell31">
              <text:p text:style-name="P32">Nome do Projeto:</text:p>
            </table:table-cell>
            <table:table-cell table:style-name="TableCell33" table:number-columns-spanned="2">
              <text:p text:style-name="P34">PLANO DE PLANEJAMENTO DE PROGRAMA DE GOVERNANÇA CORPORATIVA</text:p>
            </table:table-cell>
            <table:covered-table-cell/>
          </table:table-row>
        </table:table>
        <text:p text:style-name="Header"/>
      </style:header>
      <style:footer>
        <text:p text:style-name="Footer"><text:span text:style-name="T35">Emitido em<text:s/></text:span><text:span text:style-name="T36"><text:date style:data-style-name="N37">28/09/12</text:date></text:span><text:span text:style-name="T38"><text:s/>às<text:s/></text:span><text:span text:style-name="T39"><text:date style:data-style-name="N40">17:02:50</text:date></text:span><text:span text:style-name="T41"><text:tab/></text:span><text:span text:style-name="T42"><text:tab/>Página<text:s/></text:span><text:span text:style-name="T43"><text:page-number text:fixed="false">5</text:page-number></text:span><text:span text:style-name="T44">/</text:span><text:span text:style-name="T45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Termo de Abertura</dc:title>
    <dc:description>Documento da Metodologia de Gerenciamento de Projetos do SISP (MGP-SISP).</dc:description>
    <dc:subject>MGP-SISP</dc:subject>
    <meta:keyword>Gerenciamento de Projetos</meta:keyword>
    <meta:initial-creator>Vinicius Eloy dos Reis </meta:initial-creator>
    <dc:creator>lorena</dc:creator>
    <meta:creation-date>2011-01-13T18:07:00Z</meta:creation-date>
    <dc:date>2012-09-28T20:56:00Z</dc:date>
    <meta:print-date>2011-06-08T09:20:00Z</meta:print-date>
    <meta:template xlink:href="Normal" xlink:type="simple"/>
    <meta:editing-cycles>92</meta:editing-cycles>
    <meta:editing-duration>PT53940S</meta:editing-duration>
    <meta:document-statistic meta:page-count="1" meta:paragraph-count="13" meta:word-count="1083" meta:character-count="6920" meta:row-count="48" meta:non-whitespace-character-count="5850"/>
  </office:meta>
</office:document-meta>
</file>